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445cm" svg:height="1.905cm" svg:x="8.62cm" svg:y="2.905cm">
          <text:p text:style-name="P1">Start</text:p>
          <text:p text:style-name="P1">init.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3.175cm" svg:height="3.175cm" svg:x="9.255cm" svg:y="6.715cm">
          <text:p text:style-name="P1">Is CX </text:p>
          <text:p text:style-name="P1">&lt; 4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81cm" svg:height="1.905cm" svg:x="9.255cm" svg:y="11.16cm">
          <text:p text:style-name="P1">Operations</text:p>
          <text:p text:style-name="P1">(Step A)</text:p>
        </draw:rect>
        <draw:connector draw:style-name="gr3" draw:text-style-name="P2" draw:layer="layout" svg:x1="10.842cm" svg:y1="4.81cm" svg:x2="10.842cm" svg:y2="6.715cm" draw:start-shape="id1" draw:start-glue-point="8" draw:end-shape="id2" draw:end-glue-point="4" svg:d="m10842 4810v1905">
          <text:p text:style-name="P3"/>
        </draw:connector>
        <draw:connector draw:style-name="gr3" draw:text-style-name="P2" draw:id="id5" draw:layer="layout" svg:x1="15.605cm" svg:y1="6.08cm" svg:x2="10.85cm" svg:y2="6.02cm" svg:d="m15605 6080h-2377v-60h-2378">
          <text:p text:style-name="P3"/>
        </draw:connector>
        <draw:connector draw:style-name="gr3" draw:text-style-name="P2" draw:layer="layout" svg:x1="10.842cm" svg:y1="9.89cm" svg:x2="10.886cm" svg:y2="11.152cm" draw:start-shape="id2" draw:start-glue-point="6" svg:d="m10842 9890v881h44v381">
          <text:p text:style-name="P3"/>
        </draw:connector>
        <draw:frame draw:style-name="gr4" draw:layer="layout" svg:width="1.311cm" svg:height="0.963cm" svg:x="11.16cm" svg:y="9.89cm">
          <draw:text-box>
            <text:p text:style-name="P3">No</text:p>
          </draw:text-box>
        </draw:frame>
        <draw:frame draw:style-name="gr4" draw:layer="layout" svg:width="1.535cm" svg:height="0.963cm" svg:x="7.72cm" svg:y="7.022cm">
          <draw:text-box>
            <text:p text:style-name="P3">Yes</text:p>
          </draw:text-box>
        </draw:frame>
        <draw:custom-shape draw:style-name="gr1" draw:text-style-name="P2" draw:id="id3" draw:layer="layout" svg:width="3.175cm" svg:height="3.175cm" svg:x="9.255cm" svg:y="14.97cm">
          <text:p text:style-name="P1">Is CX </text:p>
          <text:p text:style-name="P1">=&gt; 875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81cm" svg:height="1.905cm" svg:x="9.255cm" svg:y="19.415cm">
          <text:p text:style-name="P1">Operations</text:p>
          <text:p text:style-name="P1">(Step B)</text:p>
        </draw:rect>
        <draw:connector draw:style-name="gr3" draw:text-style-name="P2" draw:layer="layout" svg:x1="10.842cm" svg:y1="18.145cm" svg:x2="10.865cm" svg:y2="19.366cm" draw:start-shape="id3" draw:start-glue-point="6" svg:d="m10842 18145v861h23v360">
          <text:p text:style-name="P3"/>
        </draw:connector>
        <draw:connector draw:style-name="gr5" draw:text-style-name="P2" draw:id="id4" draw:layer="layout" svg:x1="10.896cm" svg:y1="13.088cm" svg:x2="10.896cm" svg:y2="13.636cm" svg:d="m10896 13088v548">
          <text:p text:style-name="P3"/>
        </draw:connector>
        <draw:connector draw:style-name="gr5" draw:text-style-name="P2" draw:layer="layout" svg:x1="10.896cm" svg:y1="13.636cm" svg:x2="15.605cm" svg:y2="6.08cm" draw:start-shape="id4" draw:start-glue-point="3" draw:end-shape="id5" draw:end-glue-point="2" svg:d="m10896 13636h4709v-7556">
          <text:p text:style-name="P3"/>
        </draw:connector>
        <draw:connector draw:style-name="gr5" draw:text-style-name="P2" draw:id="id6" draw:layer="layout" svg:x1="9.255cm" svg:y1="8.302cm" svg:x2="8.752cm" svg:y2="14.404cm" draw:start-shape="id2" draw:start-glue-point="5" svg:d="m9255 8302h-502v6102h-1">
          <text:p text:style-name="P3"/>
        </draw:connector>
        <draw:connector draw:style-name="gr3" draw:text-style-name="P2" draw:layer="layout" svg:x1="8.752cm" svg:y1="14.404cm" svg:x2="10.708cm" svg:y2="14.999cm" draw:start-shape="id6" draw:start-glue-point="3" svg:d="m8752 14404v548h1956v47">
          <text:p text:style-name="P3"/>
        </draw:connector>
        <draw:frame draw:style-name="gr4" draw:layer="layout" svg:width="1.311cm" svg:height="0.963cm" svg:x="11.16cm" svg:y="18.145cm">
          <draw:text-box>
            <text:p text:style-name="P3">No</text:p>
          </draw:text-box>
        </draw:frame>
        <draw:frame draw:style-name="gr4" draw:layer="layout" svg:width="1.311cm" svg:height="0.963cm" svg:x="11.161cm" svg:y="9.891cm">
          <draw:text-box>
            <text:p text:style-name="P3">No</text:p>
          </draw:text-box>
        </draw:frame>
        <draw:frame draw:style-name="gr4" draw:layer="layout" svg:width="1.535cm" svg:height="0.963cm" svg:x="12.43cm" svg:y="14.97cm">
          <draw:text-box>
            <text:p text:style-name="P3">Yes</text:p>
          </draw:text-box>
        </draw:frame>
        <draw:custom-shape draw:style-name="gr1" draw:text-style-name="P2" draw:id="id7" draw:layer="layout" svg:width="4.445cm" svg:height="1.905cm" svg:x="8.62cm" svg:y="23.225cm">
          <text:p text:style-name="P1">En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12.43cm" svg:y1="16.557cm" svg:x2="13.065cm" svg:y2="24.177cm" draw:start-shape="id3" draw:start-glue-point="7" draw:end-shape="id7" draw:end-glue-point="10" svg:d="m12430 16557h1134v7620h-499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11-11T17:47:00</meta:creation-date>
    <dc:date>2008-11-12T08:05:57</dc:date>
    <meta:editing-cycles>3</meta:editing-cycles>
    <meta:editing-duration>PT14H18M59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